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5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2" office:value-type="string" calcext:value-type="string">
            <text:p>preset_accel_test1.i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.3336" calcext:value-type="float">
            <text:p>32.3336</text:p>
          </table:table-cell>
          <table:table-cell/>
          <table:table-cell office:value-type="string" calcext:value-type="string">
            <text:p>f_load</text:p>
          </table:table-cell>
          <table:table-cell table:formula="of:=[.B7]/(2*PI())" office:value-type="float" office:value="100" calcext:value-type="float">
            <text:p>100</text:p>
          </table:table-cell>
          <table:table-cell/>
          <table:table-cell office:value-type="string" calcext:value-type="string">
            <text:p>frequency of acc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211" calcext:value-type="float">
            <text:p>117211</text:p>
          </table:table-cell>
          <table:table-cell/>
          <table:table-cell office:value-type="string" calcext:value-type="string">
            <text:p>T_load</text:p>
          </table:table-cell>
          <table:table-cell table:formula="of:=[.E2]^-1" office:value-type="float" office:value="0.01" calcext:value-type="float">
            <text:p>0.01</text:p>
          </table:table-cell>
          <table:table-cell/>
          <table:table-cell office:value-type="string" calcext:value-type="string">
            <text:p>period of acce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68.6905" calcext:value-type="float">
            <text:p>568.6905</text:p>
          </table:table-cell>
          <table:table-cell/>
          <table:table-cell office:value-type="string" calcext:value-type="string">
            <text:p>f_1</text:p>
          </table:table-cell>
          <table:table-cell table:formula="of:=22.4/(2*PI()*[.B5]^2)*SQRT([.B3]*[.B4]/([.B6]*[.B2]))" office:value-type="float" office:value="216.548172782018" calcext:value-type="float">
            <text:p>216.548172782018</text:p>
          </table:table-cell>
          <table:table-cell/>
          <table:table-cell office:value-type="string" calcext:value-type="string">
            <text:p>first mode frequenc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_1</text:p>
          </table:table-cell>
          <table:table-cell table:formula="of:=[.E4]^(-1)" office:value-type="float" office:value="0.00461791012666091" calcext:value-type="float">
            <text:p>0.004617910126661</text:p>
          </table:table-cell>
          <table:table-cell/>
          <table:table-cell office:value-type="string" calcext:value-type="string">
            <text:p>first mode period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style-name="ce1" office:value-type="float" office:value="0.00000000894" calcext:value-type="float">
            <text:p>8.94E-09</text:p>
          </table:table-cell>
          <table:table-cell/>
          <table:table-cell office:value-type="string" calcext:value-type="string">
            <text:p>dt_max</text:p>
          </table:table-cell>
          <table:table-cell table:formula="of:=[.E5]/10" office:value-type="float" office:value="0.000461791012666091" calcext:value-type="float">
            <text:p>0.000461791012666</text:p>
          </table:table-cell>
          <table:table-cell/>
          <table:table-cell office:value-type="string" calcext:value-type="string">
            <text:p>max time step size</text:p>
          </table:table-cell>
        </table:table-row>
        <table:table-row table:style-name="ro1">
          <table:table-cell office:value-type="string" calcext:value-type="string">
            <text:p>2*pi*f</text:p>
          </table:table-cell>
          <table:table-cell table:formula="of:=200*PI()" office:value-type="float" office:value="628.318530717959" calcext:value-type="float">
            <text:p>628.318530717959</text:p>
          </table:table-cell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2" office:value-type="string" calcext:value-type="string">
            <text:p>preset_accel_test3.i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table:formula="of:=9*15" office:value-type="float" office:value="135" calcext:value-type="float">
            <text:p>135</text:p>
          </table:table-cell>
          <table:table-cell/>
          <table:table-cell office:value-type="string" calcext:value-type="string">
            <text:p>f_load</text:p>
          </table:table-cell>
          <table:table-cell table:formula="of:=[.B16]/2" office:value-type="float" office:value="1.5" calcext:value-type="float">
            <text:p>1.5</text:p>
          </table:table-cell>
          <table:table-cell/>
          <table:table-cell office:value-type="string" calcext:value-type="string">
            <text:p>frequency of acc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000000" calcext:value-type="float">
            <text:p>29000000</text:p>
          </table:table-cell>
          <table:table-cell/>
          <table:table-cell office:value-type="string" calcext:value-type="string">
            <text:p>T_load</text:p>
          </table:table-cell>
          <table:table-cell table:formula="of:=[.E11]^-1" office:value-type="float" office:value="0.666666666666667" calcext:value-type="float">
            <text:p>0.666666666666667</text:p>
          </table:table-cell>
          <table:table-cell/>
          <table:table-cell office:value-type="string" calcext:value-type="string">
            <text:p>period of acce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4" table:formula="of:=(1/12)*9*15^3" office:value-type="float" office:value="2531.25" calcext:value-type="float">
            <text:p>2531.25</text:p>
          </table:table-cell>
          <table:table-cell/>
          <table:table-cell office:value-type="string" calcext:value-type="string">
            <text:p>-(2*pi*f)^2*u_target</text:p>
          </table:table-cell>
          <table:table-cell table:formula="of:=-1*(2*PI()*[.E11])^2*[.B17]" office:value-type="float" office:value="-177.652879219608" calcext:value-type="float">
            <text:p>-177.652879219608</text:p>
          </table:table-cell>
          <table:table-cell/>
          <table:table-cell office:value-type="string" calcext:value-type="string">
            <text:p>acceleration amplitud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12.5*12" office:value-type="float" office:value="150" calcext:value-type="float">
            <text:p>150</text:p>
          </table:table-cell>
          <table:table-cell/>
          <table:table-cell office:value-type="string" calcext:value-type="string">
            <text:p>f_1</text:p>
          </table:table-cell>
          <table:table-cell table:formula="of:=3.52/(2*PI()*[.B14]^2)*SQRT([.B12]*[.B13]/([.B15]*[.B11]))" office:value-type="float" office:value="1.09025176578459" calcext:value-type="float">
            <text:p>1.09025176578459</text:p>
          </table:table-cell>
          <table:table-cell/>
          <table:table-cell office:value-type="string" calcext:value-type="string">
            <text:p>first mode frequency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style-name="ce5" office:value-type="float" office:value="0.2836" calcext:value-type="float">
            <text:p>0.2836</text:p>
          </table:table-cell>
          <table:table-cell/>
          <table:table-cell office:value-type="string" calcext:value-type="string">
            <text:p>T_1</text:p>
          </table:table-cell>
          <table:table-cell table:formula="of:=[.E14]^(-1)" office:value-type="float" office:value="0.917219335371002" calcext:value-type="float">
            <text:p>0.917219335371002</text:p>
          </table:table-cell>
          <table:table-cell/>
          <table:table-cell office:value-type="string" calcext:value-type="string">
            <text:p>first mode period</text:p>
          </table:table-cell>
        </table:table-row>
        <table:table-row table:style-name="ro1">
          <table:table-cell office:value-type="string" calcext:value-type="string">
            <text:p>2*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t_max</text:p>
          </table:table-cell>
          <table:table-cell table:formula="of:=[.E15]/10" office:value-type="float" office:value="0.0917219335371003" calcext:value-type="float">
            <text:p>0.0917219335371</text:p>
          </table:table-cell>
          <table:table-cell/>
          <table:table-cell office:value-type="string" calcext:value-type="string">
            <text:p>max time step size</text:p>
          </table:table-cell>
        </table:table-row>
        <table:table-row table:style-name="ro1">
          <table:table-cell office:value-type="string" calcext:value-type="string">
            <text:p>u_targe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</table:table-row>
      </table:table>
      <table:named-expressions>
        <table:named-range table:name="A" table:base-cell-address="$Sheet1.$B$1" table:cell-range-address="$Sheet1.$B$2"/>
        <table:named-range table:name="E" table:base-cell-address="$Sheet1.$B$2" table:cell-range-address="$Sheet1.$B$3"/>
        <table:named-range table:name="f_1" table:base-cell-address="$Sheet1.$E$1" table:cell-range-address="$Sheet1.$E$4"/>
        <table:named-range table:name="I" table:base-cell-address="$Sheet1.$B$3" table:cell-range-address="$Sheet1.$B$4"/>
        <table:named-range table:name="L" table:base-cell-address="$Sheet1.$B$4" table:cell-range-address="$Sheet1.$B$5"/>
        <table:named-range table:name="rho" table:base-cell-address="$Sheet1.$B$5" table:cell-range-address="$Sheet1.$B$6"/>
        <table:named-range table:name="T_1" table:base-cell-address="$Sheet1.$E$2" table:cell-range-address="$Sheet1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8:56:12.53911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2:33:55.393051815</meta:creation-date>
    <dc:date>2019-04-11T22:40:51.895360580</dc:date>
    <meta:editing-duration>PT9H7M44S</meta:editing-duration>
    <meta:editing-cycles>29</meta:editing-cycles>
    <meta:generator>LibreOffice/6.0.7.3$Linux_X86_64 LibreOffice_project/00m0$Build-3</meta:generator>
    <meta:document-statistic meta:table-count="1" meta:cell-count="61" meta:object-count="0"/>
  </office:meta>
</office:document-meta>
</file>